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2"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6pt" style:font-size-asian="14pt" style:font-size-complex="16pt"/>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witter Profile Building by Text Mining</text:p>
      <text:p text:style-name="P5"/>
      <text:p text:style-name="P5"/>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Guide</text:span>: Dr. Mary Saira Bhanu</text:p>
      <text:p text:style-name="P2"/>
      <text:p text:style-name="P2"/>
      <text:p text:style-name="P2"/>
      <text:p text:style-name="P2"/>
      <text:p text:style-name="P2"/>
      <text:p text:style-name="P2"/>
      <text:p text:style-name="P2"/>
      <text:p text:style-name="P4">Members:</text:p>
      <text:p text:style-name="P2">Lenoy Jacob 106108041</text:p>
      <text:p text:style-name="P2">Ashok Kumar 106108052</text:p>
      <text:p text:style-name="P2">Anirudh S 106108053</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text:p>
      <text:p text:style-name="P3"/>
      <text:p text:style-name="P3"/>
      <text:p text:style-name="P7">Objective:</text:p>
      <text:p text:style-name="P8"/>
      <text:p text:style-name="P8">Micro-blogs like Twitter are a challenging new source of information for data mining techniques. Many users would like to follow other people of similar interests. Although most people list their interests, their tweets give a better picture of their interests. Analyzing these tweets can help build a profile for every user and thus help other users find people of their interests and follow them.</text:p>
      <text:p text:style-name="P8"/>
      <text:p text:style-name="P8"/>
      <text:p text:style-name="P8"/>
      <text:p text:style-name="P8"/>
      <text:p text:style-name="P7">Abstract:</text:p>
      <text:p text:style-name="P7"/>
      <text:p text:style-name="P7"><text:span text:style-name="T2">We briefly discuss the challenges that Twitter data streams pose, focusing on classification problems, and then consider these streams for sentiment analysis, profile building and follow suggestion. Analyzing these tweets can help us build a personality profile of the user, which would help other users follow the people they want. We employ Knowledge Discovery techniques such as cleaning, classification, association and data mining from the twitter statuses using the Twitter API. We finally present the output to the user.</text:span></text:p>
      <text:p text:style-name="P3"><text:span text:style-name="T2"/></text:p>
      <text:p text:style-name="P1"/>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irudh </meta:initial-creator>
    <meta:creation-date>2012-02-13T09:33:34</meta:creation-date>
    <dc:date>2012-02-13T09:52:05</dc:date>
    <dc:creator>Anirudh </dc:creator>
    <meta:editing-duration>PT18M42S</meta:editing-duration>
    <meta:editing-cycles>16</meta:editing-cycles>
    <meta:generator>LibreOffice/3.3$Linux LibreOffice_project/330m19$Build-401</meta:generator>
    <meta:document-statistic meta:table-count="0" meta:image-count="0" meta:object-count="0" meta:page-count="2" meta:paragraph-count="10" meta:word-count="166" meta:character-count="1090"/>
  </office:meta>
</office:document-meta>
</file>